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303f3" officeooo:paragraph-rsid="001303f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303f3" officeooo:paragraph-rsid="001303f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303f3" officeooo:paragraph-rsid="001303f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59fa9" officeooo:paragraph-rsid="00159fa9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2064c" officeooo:paragraph-rsid="0012064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59fa9" officeooo:paragraph-rsid="00159fa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a8715" officeooo:paragraph-rsid="001a871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303f3" officeooo:paragraph-rsid="001a8715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92e56" officeooo:paragraph-rsid="00192e56" style:font-weight-asian="bold" style:font-weight-complex="bold"/>
    </style:style>
    <style:style style:name="T1" style:family="text">
      <style:text-properties officeooo:rsid="00148122"/>
    </style:style>
    <style:style style:name="T2" style:family="text">
      <style:text-properties officeooo:rsid="00159fa9"/>
    </style:style>
    <style:style style:name="T3" style:family="text">
      <style:text-properties officeooo:rsid="00164179"/>
    </style:style>
    <style:style style:name="T4" style:family="text">
      <style:text-properties officeooo:rsid="001792ee"/>
    </style:style>
    <style:style style:name="T5" style:family="text">
      <style:text-properties officeooo:rsid="001a8715"/>
    </style:style>
    <style:style style:name="T6" style:family="text">
      <style:text-properties officeooo:rsid="001baa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ynthsGW Manual Tests</text:p>
      <text:p text:style-name="P1"/>
      <text:p text:style-name="P2">Test BeatMaker</text:p>
      <text:p text:style-name="P3">1. Open <text:span text:style-name="T2">SynthsGW</text:span></text:p>
      <text:p text:style-name="P3">2. Click on “File” menu option</text:p>
      <text:p text:style-name="P3">3. <text:span text:style-name="T5">Click on</text:span> “New” menu <text:span text:style-name="T5">option</text:span></text:p>
      <text:p text:style-name="P3">4. Click on “New Beat”</text:p>
      <text:p text:style-name="P3">5. Wait for new “Cyber Beat Box” window to appear</text:p>
      <text:p text:style-name="P3">6. Click on checkboxes</text:p>
      <text:p text:style-name="P3">7. Click “Start” button</text:p>
      <text:p text:style-name="P3">8. Ensure <text:span text:style-name="T4">that </text:span>chosen drum effects play on appropriate beats</text:p>
      <text:p text:style-name="P3">9. Repeat <text:span text:style-name="T1">steps </text:span>6-8 as many times as necessary</text:p>
      <text:p text:style-name="P3">10. Click on “Tempo Up” button</text:p>
      <text:p text:style-name="P3">11. Ensure <text:span text:style-name="T3">that </text:span>drum effects are now playing at a higher tempo</text:p>
      <text:p text:style-name="P3">12. Click on “Tempo Down” button</text:p>
      <text:p text:style-name="P3">13. Ensure <text:span text:style-name="T3">that </text:span>drum effects are now playing at a lower tempo</text:p>
      <text:p text:style-name="P4">14. Click on “Stop” button</text:p>
      <text:p text:style-name="P4">15. Ensure that drum effects have stopped playing</text:p>
      <text:p text:style-name="P4">16. Close SynthsGW</text:p>
      <text:p text:style-name="P4"/>
      <text:p text:style-name="P9">Test Synth</text:p>
      <text:p text:style-name="P7">1. Open SynthsGW</text:p>
      <text:p text:style-name="P7">2. Click on “File” menu option</text:p>
      <text:p text:style-name="P8">3. <text:span text:style-name="T5">Click on</text:span> “New” menu <text:span text:style-name="T5">option</text:span></text:p>
      <text:p text:style-name="P7">4. Click “New Synth”</text:p>
      <text:p text:style-name="P7">5. Wait for Synth window to appear</text:p>
      <text:p text:style-name="P7">6. Click “Record”<text:line-break/>7. Click on buttons for the notes as desired</text:p>
      <text:p text:style-name="P7">8. Ensure that a sound is played back for each note</text:p>
      <text:p text:style-name="P7">9. Click “Record” again</text:p>
      <text:p text:style-name="P7">10. Click “Start”<text:line-break/>11. Ensure that the notes you played <text:s/><text:span text:style-name="T6">in step 7 </text:span>are played back again</text:p>
      <text:p text:style-name="P7">12. Close SynthsG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7:59:11.248702000</meta:creation-date>
    <dc:date>2017-07-21T14:54:53.771893000</dc:date>
    <meta:editing-duration>PT3H36M26S</meta:editing-duration>
    <meta:editing-cycles>10</meta:editing-cycles>
    <meta:generator>LibreOffice/5.2.2.2$MacOSX_X86_64 LibreOffice_project/8f96e87c890bf8fa77463cd4b640a2312823f3ad</meta:generator>
    <meta:document-statistic meta:table-count="0" meta:image-count="0" meta:object-count="0" meta:page-count="1" meta:paragraph-count="29" meta:word-count="189" meta:character-count="990" meta:non-whitespace-character-count="829"/>
  </office:meta>
</office:document-meta>
</file>